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officeooo:rsid="000c4864" officeooo:paragraph-rsid="000c4864"/>
    </style:style>
    <style:style style:name="P3" style:family="paragraph" style:parent-style-name="Text_20_body">
      <style:text-properties officeooo:rsid="000c4864" officeooo:paragraph-rsid="000d62d7"/>
    </style:style>
    <style:style style:name="P4" style:family="paragraph" style:parent-style-name="Text_20_body">
      <style:text-properties officeooo:paragraph-rsid="000c4864"/>
    </style:style>
    <style:style style:name="P5" style:family="paragraph" style:parent-style-name="Text_20_body">
      <style:text-properties officeooo:rsid="000db73b" officeooo:paragraph-rsid="000db73b"/>
    </style:style>
    <style:style style:name="P6" style:family="paragraph" style:parent-style-name="Text_20_body">
      <style:text-properties officeooo:rsid="0011868e" officeooo:paragraph-rsid="0011868e"/>
    </style:style>
    <style:style style:name="P7" style:family="paragraph" style:parent-style-name="Text_20_body">
      <style:text-properties officeooo:paragraph-rsid="0011868e"/>
    </style:style>
    <style:style style:name="P8" style:family="paragraph" style:parent-style-name="Standard">
      <style:text-properties officeooo:rsid="000bb9f7" officeooo:paragraph-rsid="000bb9f7"/>
    </style:style>
    <style:style style:name="P9" style:family="paragraph" style:parent-style-name="Standard">
      <style:text-properties officeooo:rsid="000c4864" officeooo:paragraph-rsid="000c4864"/>
    </style:style>
    <style:style style:name="P10" style:family="paragraph" style:parent-style-name="Text_20_body" style:list-style-name="L1">
      <style:text-properties officeooo:paragraph-rsid="000fca10"/>
    </style:style>
    <style:style style:name="P11" style:family="paragraph" style:parent-style-name="Text_20_body" style:list-style-name="L1">
      <style:text-properties officeooo:paragraph-rsid="00106b25"/>
    </style:style>
    <style:style style:name="P12" style:family="paragraph" style:parent-style-name="Text_20_body">
      <style:text-properties officeooo:paragraph-rsid="0011868e"/>
    </style:style>
    <style:style style:name="P13" style:family="paragraph" style:parent-style-name="Heading_20_2">
      <style:text-properties officeooo:rsid="0011868e" officeooo:paragraph-rsid="0011868e"/>
    </style:style>
    <style:style style:name="P14" style:family="paragraph" style:parent-style-name="Heading_20_1">
      <style:text-properties officeooo:rsid="000c4864" officeooo:paragraph-rsid="000c4864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T1" style:family="text">
      <style:text-properties officeooo:rsid="000d62d7"/>
    </style:style>
    <style:style style:name="T2" style:family="text">
      <style:text-properties officeooo:rsid="000e9984"/>
    </style:style>
    <style:style style:name="T3" style:family="text">
      <style:text-properties officeooo:rsid="000fca10"/>
    </style:style>
    <style:style style:name="T4" style:family="text">
      <style:text-properties officeooo:rsid="00106b25"/>
    </style:style>
    <style:style style:name="T5" style:family="text">
      <style:text-properties officeooo:rsid="0011868e"/>
    </style:style>
    <style:style style:name="T6" style:family="text">
      <style:text-properties officeooo:rsid="0012db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Проверка целостности ядра в режиме run-time</text:p>
      <text:p text:style-name="Text_20_body"/>
      <text:h text:style-name="P14" text:outline-level="1">1. Введение</text:h>
      <text:p text:style-name="P2">Модуль проверки целостности процессов в режиме run-time для операционной системы «Циркон» (в дальнейшем -- «модуль проверки») является программным средством (модулем ядра), исполняющимся в режиме ядра операционной системы. Модуль проверки реализован в виде подгружаемого в ядро модуля. Модуль проверки загружается в процессе инициализации операционной системы и, в штатном режиме, не должен выгружаться до перезагрузки системы.</text:p>
      <text:p text:style-name="P2">Разработка модуля проверки ведется на основании технического задания и в силу производственной необходимости.</text:p>
      <text:p text:style-name="P2"/>
      <text:h text:style-name="P16" text:outline-level="1">2. Назначение и область применения</text:h>
      <text:p text:style-name="P2">Модуль проверки предназначен для контроля целостности процессов, исполняющихся в среде Linux «от перезагрузки до перезагрузки». Методом контроля целостности является периодическое вычисление контрольных сумм (хэшей) кодовых сегментов каждого процесса и сравнение вновь вычисленной хэш-суммы с предыдущим значением. При несовпадении контрольных сумм, модуль проверки выдает сообщение <text:span text:style-name="T6">в</text:span> системный журнал ядра и останавливает процесс. </text:p>
      <text:p text:style-name="P3">Применять модуль проверки предполагается в среде специализированной ОС «Циркон», к которой предъявляются повышенные требования в сфере безопасности приложений и среды исполнения, а так же повышенные требования <text:span text:style-name="T1">к защите от сбоев.</text:span></text:p>
      <text:h text:style-name="P15" text:outline-level="1"/>
      <text:h text:style-name="P16" text:outline-level="1">3. Технические характеристики</text:h>
      <text:h text:style-name="P13" text:outline-level="2">3.1. <text:s/>Постановка задачи</text:h>
      <text:p text:style-name="P7"/>
      <text:p text:style-name="P7"/>
      <text:h text:style-name="Heading_20_2" text:outline-level="2">3.2. Описание алгоритма <text:span text:style-name="T5">и функционирования модуля</text:span></text:h>
      <text:h text:style-name="Heading_20_2" text:outline-level="2">3.3. Входные и выходные данные</text:h>
      <text:p text:style-name="P6"/>
      <text:p text:style-name="P9"><text:line-break/><text:bookmark text:name="redstr"/></text:p>
      <text:p text:style-name="P2"/>
      <text:p text:style-name="P2"/>
      <text:p text:style-name="P2"/>
      <text:h text:style-name="Heading_20_1" text:outline-level="1">4. Ожидаемые технико-экономические характеристики</text:h>
      <text:p text:style-name="Text_20_body"/>
      <text:p text:style-name="P6">Оценка временных затрат будет возможна после проведения профилирования макетной реализации</text:p>
      <text:p text:style-name="P4"/>
      <text:p text:style-name="P4"/>
      <text:h text:style-name="P16" text:outline-level="1">5. Источники, использованные при разработке</text:h>
      <text:p text:style-name="P5">При разработке модуля авторами были проанализированы сходные по функциональным возможностям и сфере применения решения. <text:span text:style-name="T4">Список не полный, в нем не упомянуты исследовательские или не доступные на рынке решения. Отметим следующее:</text:span></text:p>
      <text:list xml:id="list2909891476" text:style-name="L1">
        <text:list-item>
          <text:p text:style-name="P10"><text:span text:style-name="T2">Linux Kernel Runtime Guard <text:s/>(</text:span><text:a xlink:type="simple" xlink:href="https://www.openwall.com/lkrg/" text:style-name="Internet_20_link" text:visited-style-name="Visited_20_Internet_20_Link"><text:span text:style-name="T2">https://www.openwall.com/lkrg/</text:span></text:a><text:span text:style-name="T2">) - ядерный модуль, разработанный для операционной системы OpenWall Linux, сфокусированной на повышенных требованиях к безопасности серверных систем. Модуль </text:span>обеспечива<text:span text:style-name="T3">ет</text:span> выявление несанкционированного внесения изменений в работающее ядро (проверка целостности) или попыт<text:span text:style-name="T3">ки</text:span> изменения полномочий пользовательских процессов (определение применения эксплоитов). Модуль подходит как для организации защиты от уже известных эксплоитов для ядра Linux (например, в ситуациях когда в системе проблематично обновить ядро), так и для противостояния эксплоитам для ещё неизвестных уязвимостей. <text:span text:style-name="T3">Данный модуль специфичен для ОС <text:s/>OpenWall Linux и требует программных заплаток, применяемых для ядра этой ОС. </text:span></text:p>
        </text:list-item>
        <text:list-item>
          <text:p text:style-name="P10">Coprocessor-based Kernel Runtime Integrity Monitor <text:span text:style-name="T3">(</text:span><text:a xlink:type="simple" xlink:href="https://www.usenix.org/legacy/publications/library/proceedings/sec04/tech/full_papers/petroni/petroni_html/main.html" text:style-name="Internet_20_link" text:visited-style-name="Visited_20_Internet_20_Link"><text:span text:style-name="T3">https://www.usenix.org/legacy/publications/library/proceedings/sec04/tech/full_papers/petroni/petroni_html/main.html</text:span></text:a><text:span text:style-name="T3">) – программно-аппаратное решение, требуещее специализированной платы, устанавливаемой в защищаемый компьютер. Решение позволяет запускать только авторизованные программы, защищать оперативную память программ и выявлять <text:s/>применения эксплоитов. В целом, это хорошее решение, но требует аппаратной поддержки и отдельной рабочей станции для мониторинга.</text:span></text:p>
        </text:list-item>
        <text:list-item>
          <text:p text:style-name="P11"><text:span text:style-name="T4">GR-Security/PaX (</text:span><text:a xlink:type="simple" xlink:href="https://www.grsecurity.net/" text:style-name="Internet_20_link" text:visited-style-name="Visited_20_Internet_20_Link"><text:span text:style-name="T4">https://www.grsecurity.net/</text:span></text:a><text:span text:style-name="T4">) — набор программных расширений для OS Linux, реализующий </text:span>контроль сетевых сокетов, контроль возможностей и добавочные функции аудита, <text:span text:style-name="T4">ограничение режимов использования <text:s/>областей памяти процессов (в частности, запрет исполнения кода в сегменте стека) и др. </text:span>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20:35:28.086036013</meta:creation-date>
    <dc:date>2020-01-07T02:05:10.658244152</dc:date>
    <meta:editing-duration>PT26M1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20" meta:word-count="398" meta:character-count="3404" meta:non-whitespace-character-count="3017"/>
  </office:meta>
</office:document-meta>
</file>